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2cf2" officeooo:paragraph-rsid="000c2cf2"/>
    </style:style>
    <style:style style:name="P2" style:family="paragraph" style:parent-style-name="Standard">
      <style:text-properties officeooo:rsid="000db799" officeooo:paragraph-rsid="000db799"/>
    </style:style>
    <style:style style:name="T1" style:family="text">
      <style:text-properties officeooo:rsid="000e2e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fka</text:p>
      <text:p text:style-name="P1"/>
      <text:p text:style-name="P1">Producer </text:p>
      <text:p text:style-name="P1">Consumer</text:p>
      <text:p text:style-name="P1"/>
      <text:p text:style-name="P1">Topic <text:s/><text:span text:style-name="T1">= particular type of data <text:s/></text:span></text:p>
      <text:p text:style-name="P1"/>
      <text:p text:style-name="P2">Sharding <text:span text:style-name="T1">= partio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1T15:56:24.844000000</meta:creation-date>
    <dc:date>2022-09-01T18:09:02.542000000</dc:date>
    <meta:editing-duration>PT8M27S</meta:editing-duration>
    <meta:editing-cycles>4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5" meta:word-count="12" meta:character-count="74" meta:non-whitespace-character-count="63"/>
  </office:meta>
</office:document-meta>
</file>